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073cm" fo:min-width="8.571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0.93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553cm"/>
    </style:style>
    <style:style style:name="gr4" style:family="graphic" style:parent-style-name="standard">
      <style:graphic-properties draw:textarea-horizontal-align="justify" draw:textarea-vertical-align="middle" draw:auto-grow-height="false" fo:min-height="5.973cm" fo:min-width="4.326cm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1.307cm" fo:min-width="23.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586cm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3.564cm"/>
    </style:style>
    <style:style style:name="gr12" style:family="graphic" style:parent-style-name="standard">
      <style:graphic-properties draw:stroke="dash" draw:stroke-dash="Ultrafine_20_Dashed"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549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147cm" fo:min-width="7.244cm"/>
    </style:style>
    <style:style style:name="gr16" style:family="graphic" style:parent-style-name="standard">
      <style:graphic-properties draw:textarea-horizontal-align="justify" draw:textarea-vertical-align="middle" draw:auto-grow-height="false" fo:min-height="4.322cm" fo:min-width="3.31cm"/>
    </style:style>
    <style:style style:name="gr17" style:family="graphic" style:parent-style-name="standard">
      <style:graphic-properties draw:stroke="solid" draw:stroke-dash="Ultrafine_20_Dashed" svg:stroke-color="#00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2.577cm" fo:min-width="21.4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463cm"/>
    </style:style>
    <style:style style:name="gr20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21" style:family="graphic" style:parent-style-name="standard">
      <style:graphic-properties draw:textarea-horizontal-align="justify" draw:textarea-vertical-align="middle" draw:auto-grow-height="false" fo:min-height="2.624cm" fo:min-width="2.465cm"/>
    </style:style>
    <style:style style:name="gr22" style:family="graphic" style:parent-style-name="standard">
      <style:graphic-properties draw:textarea-horizontal-align="justify" draw:textarea-vertical-align="middle" draw:auto-grow-height="false" fo:min-height="2.37cm" fo:min-width="2.54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2.577cm" fo:min-width="12.0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5.443cm"/>
    </style:style>
    <style:style style:name="gr25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237cm"/>
    </style:style>
    <style:style style:name="gr28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4.699cm" svg:x="32.961cm" svg:y="6.394cm">
          <text:p text:style-name="P1">Versa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43cm" svg:height="1.524cm" svg:x="19.15cm" svg:y="22.067cm">
          <text:p text:style-name="P1">FTP 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53cm" svg:height="2.54cm" svg:x="19.15cm" svg:y="24.88cm">
          <text:p text:style-name="P1">Tests</text:p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11.302cm" svg:height="6.35cm" svg:x="19.15cm" svg:y="24.879cm" svg:viewBox="0 0 11303 6351" draw:points="6477,0 11303,0 11303,6351 10668,6351 6477,6351 0,6351 0,3888 6477,3888">
          <text:p/>
        </draw:polygon>
        <draw:frame draw:style-name="gr5" draw:text-style-name="P2" draw:layer="layout" svg:width="7.69cm" svg:height="0.962cm" svg:x="21.055cm" svg:y="29.452cm">
          <draw:text-box>
            <text:p text:style-name="P1">Test Setup &amp; Verifications</text:p>
          </draw:text-box>
        </draw:frame>
        <draw:line draw:style-name="gr6" draw:text-style-name="P1" draw:layer="layout" svg:x1="24.23cm" svg:y1="26.15cm" svg:x2="25.627cm" svg:y2="26.15cm">
          <text:p/>
        </draw:line>
        <draw:line draw:style-name="gr6" draw:text-style-name="P1" draw:layer="layout" svg:x1="21.69cm" svg:y1="27.42cm" svg:x2="21.69cm" svg:y2="28.69cm">
          <text:p/>
        </draw:line>
        <draw:custom-shape draw:style-name="gr7" draw:text-style-name="P1" xml:id="id1" draw:id="id1" draw:layer="layout" svg:width="3.81cm" svg:height="2.54cm" svg:x="13.97cm" svg:y="24.88cm">
          <text:p text:style-name="P1">CDH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3" draw:id="id3" draw:layer="layout" svg:width="3.937cm" svg:height="2.413cm" svg:x="13.87cm" svg:y="28.69cm">
          <text:p text:style-name="P1">HDFS Client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3.81cm" svg:height="2.54cm" svg:x="31.85cm" svg:y="24.88cm">
          <text:p text:style-name="P1">SSH Client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.81cm" svg:height="2.54cm" svg:x="31.85cm" svg:y="28.69cm">
          <text:p text:style-name="P1">SOAP Clien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0.453cm" svg:y1="26.15cm" svg:x2="31.85cm" svg:y2="26.15cm">
          <text:p/>
        </draw:line>
        <draw:line draw:style-name="gr6" draw:text-style-name="P1" draw:layer="layout" svg:x1="30.453cm" svg:y1="29.96cm" svg:x2="31.85cm" svg:y2="29.96cm">
          <text:p/>
        </draw:line>
        <draw:line draw:style-name="gr6" draw:text-style-name="P1" draw:layer="layout" svg:x1="21.817cm" svg:y1="24.88cm" svg:x2="21.817cm" svg:y2="23.61cm">
          <text:p/>
        </draw:line>
        <draw:line draw:style-name="gr6" draw:text-style-name="P1" draw:layer="layout" svg:x1="28.04cm" svg:y1="24.88cm" svg:x2="28.04cm" svg:y2="23.61cm">
          <text:p/>
        </draw:line>
        <draw:line draw:style-name="gr6" draw:text-style-name="P1" draw:layer="layout" svg:x1="17.753cm" svg:y1="26.15cm" svg:x2="19.15cm" svg:y2="26.15cm">
          <text:p/>
        </draw:line>
        <draw:line draw:style-name="gr6" draw:text-style-name="P1" draw:layer="layout" svg:x1="17.88cm" svg:y1="29.96cm" svg:x2="19.15cm" svg:y2="29.96cm">
          <text:p/>
        </draw:line>
        <draw:custom-shape draw:style-name="gr9" draw:text-style-name="P2" draw:layer="layout" svg:width="24.13cm" svg:height="11.557cm" svg:x="12.848cm" svg:y="21.039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1.5cm" svg:height="1.038cm" svg:x="19.055cm" svg:y="33.143cm">
          <draw:text-box>
            <text:p><text:span text:style-name="T1">HDFS URI Acceptance Test Suite</text:span></text:p>
          </draw:text-box>
        </draw:frame>
        <draw:custom-shape draw:style-name="gr11" draw:text-style-name="P1" draw:layer="layout" svg:width="4.064cm" svg:height="1.397cm" svg:x="13.786cm" svg:y="35.038cm">
          <text:p text:style-name="P1">Kerbero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791cm" svg:y1="31.12cm" svg:x2="15.791cm" svg:y2="35.057cm">
          <text:p/>
        </draw:line>
        <draw:custom-shape draw:style-name="gr13" draw:text-style-name="P1" draw:layer="layout" svg:width="3.937cm" svg:height="3.937cm" svg:x="27.119cm" svg:y="12.255cm">
          <text:p text:style-name="P1">FTP 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048cm" svg:height="4.064cm" svg:x="32.58cm" svg:y="12.155cm">
          <text:p text:style-name="P1">Local</text:p>
          <text:p text:style-name="P1">File</text:p>
          <text:p text:style-name="P1">Syste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6" draw:id="id6" draw:layer="layout" svg:width="3.937cm" svg:height="3.937cm" svg:x="37.119cm" svg:y="12.255cm">
          <text:p text:style-name="P1">SSH 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8" draw:id="id8" draw:layer="layout" svg:width="3.937cm" svg:height="3.937cm" svg:x="42.319cm" svg:y="12.255cm">
          <text:p text:style-name="P1">SOAP 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7.744cm" svg:height="1.397cm" svg:x="35.393cm" svg:y="8.653cm">
          <text:p text:style-name="P1">Hosts/Mailboxes/Action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4.572cm" svg:x="27.246cm" svg:y="6.475cm">
          <text:p text:style-name="P1">HDFS</text:p>
          <text:p text:style-name="P1">URI</text:p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9.151cm" svg:y1="12.236cm" svg:x2="29.151cm" svg:y2="11.093cm">
          <text:p/>
        </draw:line>
        <draw:line draw:style-name="gr6" draw:text-style-name="P1" draw:layer="layout" svg:x1="31.056cm" svg:y1="14.268cm" svg:x2="32.707cm" svg:y2="14.268cm">
          <text:p/>
        </draw:line>
        <draw:line draw:style-name="gr6" draw:text-style-name="P1" draw:layer="layout" svg:x1="35.628cm" svg:y1="14.268cm" svg:x2="37.152cm" svg:y2="14.268cm">
          <text:p/>
        </draw:line>
        <draw:line draw:style-name="gr17" draw:text-style-name="P1" draw:layer="layout" svg:x1="33.258cm" svg:y1="9.382cm" svg:x2="30.548cm" svg:y2="12.998cm">
          <text:p/>
        </draw:line>
        <draw:line draw:style-name="gr12" draw:text-style-name="P1" draw:layer="layout" svg:x1="44.291cm" svg:y1="12.236cm" svg:x2="44.266cm" svg:y2="10.26cm">
          <text:p/>
        </draw:line>
        <draw:custom-shape draw:style-name="gr18" draw:text-style-name="P2" draw:layer="layout" svg:width="21.971cm" svg:height="12.827cm" svg:x="26.103cm" svg:y="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5.963cm" svg:height="1.038cm" svg:x="33.904cm" svg:y="3.513cm">
          <draw:text-box>
            <text:p><text:span text:style-name="T1">Harmony Server</text:span></text:p>
          </draw:text-box>
        </draw:frame>
        <draw:custom-shape draw:style-name="gr20" draw:text-style-name="P1" draw:layer="layout" svg:width="4.953cm" svg:height="1.397cm" svg:x="18.466cm" svg:y="6.868cm">
          <text:p text:style-name="P1">Kerberos</text:p>
          <draw:enhanced-geometry svg:viewBox="0 0 21600 21600" draw:type="rectangle" draw:enhanced-path="M 0 0 L 21600 0 21600 21600 0 21600 0 0 Z N"/>
        </draw:custom-shape>
        <draw:custom-shape draw:style-name="gr21" draw:text-style-name="P1" xml:id="id4" draw:id="id4" draw:layer="layout" svg:width="4.191cm" svg:height="4.064cm" svg:x="9.375cm" svg:y="6.847cm">
          <text:p text:style-name="P1">HDFS</text:p>
          <text:p text:style-name="P1">Servic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048cm" svg:height="4.191cm" svg:x="4.949cm" svg:y="6.801cm">
          <text:p text:style-name="P1">HDFS</text:p>
          <text:p text:style-name="P1">File</text:p>
          <text:p text:style-name="P1">System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" xml:id="id2" draw:id="id2" draw:layer="layout" svg:width="4.191cm" svg:height="4.064cm" svg:x="4.375cm" svg:y="12.148cm">
          <text:p text:style-name="P1">Cloudera</text:p>
          <text:p text:style-name="P1">Manag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394cm" svg:y1="8.879cm" svg:x2="7.997cm" svg:y2="8.879cm">
          <text:p/>
        </draw:line>
        <draw:line draw:style-name="gr12" draw:text-style-name="P1" draw:layer="layout" svg:x1="7.997cm" svg:y1="12.689cm" svg:x2="10.029cm" svg:y2="10.276cm">
          <text:p/>
        </draw:line>
        <draw:custom-shape draw:style-name="gr23" draw:text-style-name="P2" draw:layer="layout" svg:width="12.573cm" svg:height="12.827cm" svg:x="2.79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5.887cm" svg:height="1.038cm" svg:x="6.235cm" svg:y="3.607cm">
          <draw:text-box>
            <text:p><text:span text:style-name="T1">Cloudera CDH 5</text:span></text:p>
          </draw:text-box>
        </draw:frame>
        <draw:line draw:style-name="gr6" draw:text-style-name="P1" draw:layer="layout" svg:x1="29.126cm" svg:y1="16.32cm" svg:x2="29.126cm" svg:y2="22.035cm">
          <text:p/>
        </draw:line>
        <draw:connector draw:style-name="gr25" draw:text-style-name="P2" draw:layer="layout" svg:x1="13.97cm" svg:y1="26.15cm" svg:x2="6.471cm" svg:y2="16.212cm" draw:start-shape="id1" draw:start-glue-point="3" draw:end-shape="id2" draw:end-glue-point="8" svg:d="M13970 26150h-7499v-9938" svg:viewBox="0 0 7500 9939">
          <text:p/>
        </draw:connector>
        <draw:connector draw:style-name="gr26" draw:text-style-name="P2" draw:layer="layout" svg:x1="13.87cm" svg:y1="29.896cm" svg:x2="11.471cm" svg:y2="10.911cm" draw:start-shape="id3" draw:start-glue-point="3" draw:end-shape="id4" draw:end-glue-point="8" svg:d="M13870 29896h-2399v-18985" svg:viewBox="0 0 2400 18986">
          <text:p/>
        </draw:connector>
        <draw:line draw:style-name="gr6" draw:text-style-name="P1" draw:layer="layout" svg:x1="27.221cm" svg:y1="8.827cm" svg:x2="13.632cm" svg:y2="8.827cm">
          <text:p/>
        </draw:line>
        <draw:line draw:style-name="gr12" draw:text-style-name="P1" draw:layer="layout" svg:x1="27.221cm" svg:y1="7.576cm" svg:x2="23.411cm" svg:y2="7.576cm">
          <text:p/>
        </draw:line>
        <draw:connector draw:style-name="gr26" draw:text-style-name="P2" draw:layer="layout" svg:x1="35.66cm" svg:y1="26.15cm" svg:x2="39.088cm" svg:y2="16.192cm" draw:start-shape="id5" draw:start-glue-point="1" draw:end-shape="id6" draw:end-glue-point="8" svg:d="M35660 26150h3428v-9958" svg:viewBox="0 0 3429 9959">
          <text:p/>
        </draw:connector>
        <draw:connector draw:style-name="gr25" draw:text-style-name="P2" draw:layer="layout" svg:x1="35.66cm" svg:y1="29.96cm" svg:x2="44.288cm" svg:y2="16.192cm" draw:start-shape="id7" draw:start-glue-point="1" draw:end-shape="id8" draw:end-glue-point="8" svg:d="M35660 29960h8628v-13768" svg:viewBox="0 0 8629 13769">
          <text:p/>
        </draw:connector>
        <draw:frame draw:style-name="gr27" draw:text-style-name="P5" draw:layer="layout" svg:width="11.737cm" svg:height="1.119cm" svg:x="19.172cm" svg:y="1.67cm">
          <draw:text-box>
            <text:p text:style-name="P1"><text:span text:style-name="T2">Certification Test Environment</text:span></text:p>
          </draw:text-box>
        </draw:frame>
        <draw:line draw:style-name="gr12" draw:text-style-name="P1" draw:layer="layout" svg:x1="18.458cm" svg:y1="7.585cm" svg:x2="13.192cm" svg:y2="7.604cm">
          <text:p/>
        </draw:line>
        <draw:line draw:style-name="gr6" draw:text-style-name="P1" draw:layer="layout" svg:x1="32.936cm" svg:y1="8.736cm" svg:x2="31.031cm" svg:y2="8.736cm">
          <text:p/>
        </draw:line>
        <draw:line draw:style-name="gr28" draw:text-style-name="P1" draw:layer="layout" svg:x1="34.02cm" svg:y1="12.176cm" svg:x2="34.02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10:39:36.870178066</meta:creation-date>
    <dc:date>2016-06-03T18:11:16.047403974</dc:date>
    <meta:editing-duration>PT48M10S</meta:editing-duration>
    <meta:editing-cycles>6</meta:editing-cycles>
    <meta:generator>LibreOffice/5.1.2.2$Linux_X86_64 LibreOffice_project/10m0$Build-2</meta:generator>
    <meta:document-statistic meta:object-count="53"/>
  </office:meta>
</office:document-meta>
</file>